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line-height="120%" fo:text-indent="0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line-height="120%" fo:text-indent="0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fo:line-height="120%" fo:text-indent="0cm" style:auto-text-indent="false" style:writing-mode="lr-tb"/>
      <style:text-properties fo:font-variant="normal" fo:text-transform="none" fo:color="#000000" style:text-outline="false" style:text-line-through-style="none" style:font-name="Arial" fo:font-size="11pt" fo:font-style="normal" fo:text-shadow="none" style:text-underline-style="none" fo:font-weight="normal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4" style:family="paragraph" style:parent-style-name="Text_20_body">
      <style:paragraph-properties fo:margin-left="0cm" fo:margin-right="0cm" fo:margin-top="0cm" fo:margin-bottom="0cm" fo:line-height="120%" fo:text-indent="0cm" style:auto-text-indent="false" style:writing-mode="lr-tb"/>
      <style:text-properties style:font-name="Arial" fo:font-size="12pt" fo:font-weight="normal" style:font-size-asian="12pt" style:font-size-complex="12pt"/>
    </style:style>
    <style:style style:name="P5" style:family="paragraph" style:parent-style-name="Text_20_body">
      <style:text-properties style:font-name="Arial"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fo:font-size="11pt" fo:font-style="normal" fo:text-shadow="none" style:text-underline-style="none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bca83505-2f6a-e006-ca48-7b0b011860a7"/>Relatório de Monitoramento</text:p>
      <text:p text:style-name="P5"/>
      <text:p text:style-name="P2">Verificação do planejamento com relação ao:</text:p>
      <text:p text:style-name="P5"/>
      <text:p text:style-name="P4"><text:span text:style-name="T2">Cronograma: </text:span><text:span text:style-name="T4">O projeto SVRI está atrasado devido à problemas na etapa de planejamento, desenvolvimento do diagrama de classe <text:s/>e do código. De acordo com as reuniões de stand up meeting foi relatado que será necessário mais tempo para terminar o desenvolvimento e realizar os testes. Desta forma, o plano de projeto terá seu cronograma atualizado e aprovado pela equipe novamente. Com isso o final do sprint será adiado.</text:span></text:p>
      <text:p text:style-name="P5"/>
      <text:p text:style-name="P5"><text:span text:style-name="T6">Marcos de Projeto: </text:span><text:span text:style-name="T7">Com os atrasos no projeto o marco de projeto será redefinido no cronograma do projeto.</text:span></text:p>
      <text:p text:style-name="P5"/>
      <text:p text:style-name="P5"><text:span text:style-name="T6">Comunicação:</text:span> As reuniões de stand up meetings continuam acontecendo diaramente na <text:s/>UFG ou via Hangout quando necessário. Os e-mails continuam sendo enviados pela própria ferramenta do KanbanFlow.</text:p>
      <text:p text:style-name="P5"/>
      <text:p text:style-name="P4"><text:span text:style-name="T2">Riscos:</text:span><text:span text:style-name="T1"> </text:span></text:p>
      <text:p text:style-name="P4"><text:span text:style-name="T3">A equipe relatou alguns problemas com a tecnologia Hibernate juntamente com o Spring. Com isso, a estimativa de tempo para as atividades de desenvolvimento está incorreta, o que gerou um atraso no cronograma e a necessidade de adiar o final do sprint. Logo, a probabilidade do risco de d</text:span><text:span text:style-name="T5">ificuldade com a tecnologia de implementação foi aumentada na planilha de riscos. Esta atividade será altamente monitorada para identificar a necessidade de treinamento.</text:span></text:p>
      <text:p text:style-name="P3">Com os atrasos no cronograma uma redução de escopo poderá ser considerada no decorrer do projeto e por isso a probabilidade de mudança de escopo aumentará de baixa para média. </text:p>
      <text:p text:style-name="P3">Após esta parte inicial do projeto um erro no entendimento dos requisitos é menos provável de acontecer, com isso a probabilidade será reduzida de alta para média.</text:p>
      <text:p text:style-name="P3"/>
      <text:p text:style-name="P4"><text:span text:style-name="T2">Custo:</text:span><text:span text:style-name="T1"> </text:span><text:span text:style-name="T3">As atividades de Verificação e Validação estão tomando muito tempo do Gerente de V&amp;V. <text:s/>Além, este responsável não possui o mesmo tempo disponível para o projeto. E por isso, será alocado outra pessoa para realizar as atividades de V&amp;V juntamente com este. As horas serão atualizadas na seção de papéis do plano de projeto. 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de Oliveira Vasconcelos</meta:initial-creator>
    <meta:creation-date>2015-05-07T14:27:31.85</meta:creation-date>
    <dc:date>2015-05-17T21:21:18.22</dc:date>
    <dc:creator>Daniel de Oliveira Vasconcelos</dc:creator>
    <meta:editing-duration>PT1H51M22S</meta:editing-duration>
    <meta:editing-cycles>13</meta:editing-cycles>
    <meta:generator>OpenOffice/4.1.1$Win32 OpenOffice.org_project/411m6$Build-9775</meta:generator>
    <meta:document-statistic meta:table-count="0" meta:image-count="0" meta:object-count="0" meta:page-count="1" meta:paragraph-count="11" meta:word-count="306" meta:character-count="1921"/>
  </office:meta>
</office:document-meta>
</file>